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8.08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heck if the result is expected/valid</text:p>
          </table:table-cell>
          <table:table-cell table:style-name="ce2"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Allowed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below 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 (low bound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 (upper bound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 above 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data type (e.g. float into int field, different datetime form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 characters (e.g. Czech, Russian, Chine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 character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spaces + valid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ling spaces + valid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z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 characters (e.g. &amp;, @, 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 in a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 in a value (Ctrl + c and Ctrl + 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 in a value using a 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value (e.g. max int, max # of chars in a string fie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ve value (for number fields)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ation of upper and lower 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absolute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relative 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forward slashes 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backward slashes 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combination of slashes / and 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more forward slashes /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name more backward slashes \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II 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 characters (‘, “, \, \t, \n, \0, \\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e value in the field remembered when going away from the page and back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browser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3:31:59.373445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2:41:40.071962872</meta:creation-date>
    <dc:date>2019-09-28T14:17:09.242883747</dc:date>
    <meta:editing-duration>PT1H20M32S</meta:editing-duration>
    <meta:editing-cycles>22</meta:editing-cycles>
    <meta:generator>LibreOffice/6.2.6.2$Linux_X86_64 LibreOffice_project/20$Build-2</meta:generator>
    <meta:document-statistic meta:table-count="1" meta:cell-count="44" meta:object-count="0"/>
  </office:meta>
</office:document-meta>
</file>